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" table:style-name="ta1">
        <table:table-column table:style-name="co1" table:number-columns-repeated="10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0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4"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9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4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0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0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0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table:number-columns-repeated="76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0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0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0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36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58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0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0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1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33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36"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0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0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9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0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0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</table:table-row>
      </table:table>
      <table:table table:name="temp2" table:style-name="ta1">
        <table:shapes>
          <draw:frame draw:z-index="0" draw:style-name="gr1" draw:text-style-name="P1" svg:width="248.08mm" svg:height="143.44mm" svg:x="44.33mm" svg:y="13.8mm">
            <loext:p draw:notify-on-update-of-ranges="temp2.A1:temp2.A1 temp2.A2:temp2.A101 temp2.B1:temp2.B1 temp2.B2:temp2.B101 temp2.C1:temp2.C1 temp2.C2:temp2.C101 temp2.D1:temp2.D1 temp2.D2:temp2.D101 temp2.E1:temp2.E1 temp2.E2:temp2.E101 temp2.F1:temp2.F1 temp2.F2:temp2.F101 temp2.G1:temp2.G1 temp2.G2:temp2.G101 temp2.H1:temp2.H1 temp2.H2:temp2.H101 temp2.I1:temp2.I1 temp2.I2:temp2.I101 temp2.J1:temp2.J1 temp2.J2:temp2.J101 temp2.K1:temp2.K1 temp2.K2:temp2.K101 temp2.L1:temp2.L1 temp2.L2:temp2.L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24:06.473217333</meta:creation-date>
    <dc:date>2017-05-08T18:07:16.323227924</dc:date>
    <meta:editing-duration>PT30M22S</meta:editing-duration>
    <meta:editing-cycles>2</meta:editing-cycles>
    <meta:generator>LibreOffice/5.1.6.2$Linux_X86_64 LibreOffice_project/10m0$Build-2</meta:generator>
    <meta:document-statistic meta:table-count="2" meta:cell-count="74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stroke-dash="Ultrafine_20_Dashed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_32__20_Dots_20_1_20_Dash"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_33__20_Dashes_20_3_20_Dots_20__28_var_29_"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dash" draw:stroke-dash="_33__20_Dashes_20_3_20_Dots_20__28_var_29_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4.809cm" svg:height="14.345cm" xlink:href=".." xlink:type="simple" chart:class="chart:line" chart:style-name="ch1">
        <chart:title svg:x="9.133cm" svg:y="0.422cm" chart:style-name="ch2">
          <text:p>Learning as Training Progresses</text:p>
        </chart:title>
        <chart:legend chart:legend-position="bottom" svg:x="5.213cm" svg:y="13.064cm" style:legend-expansion="wide" chart:style-name="ch3"/>
        <chart:plot-area chart:style-name="ch4" table:cell-range-address="temp2.A1:temp2.L101" chart:data-source-has-labels="row" svg:x="1.507cm" svg:y="1.487cm" svg:width="22.806cm" svg:height="10.31cm">
          <chartooo:coordinate-region svg:x="2.128cm" svg:y="1.608cm" svg:width="22.044cm" svg:height="9.187cm"/>
          <chart:axis chart:dimension="x" chart:name="primary-x" chart:style-name="ch5">
            <chart:title svg:x="12.046cm" svg:y="12.083cm" chart:style-name="ch6">
              <text:p>Test Image </text:p>
            </chart:title>
          </chart:axis>
          <chart:axis chart:dimension="y" chart:name="primary-y" chart:style-name="ch7">
            <chart:title svg:x="0.451cm" svg:y="7.705cm" chart:style-name="ch8">
              <text:p>Predicted Age</text:p>
            </chart:title>
            <chart:grid chart:style-name="ch9" chart:class="major"/>
          </chart:axis>
          <chart:series chart:style-name="ch10" chart:values-cell-range-address="temp2.A2:temp2.A101" chart:label-cell-address="temp2.A1:temp2.A1" chart:class="chart:line">
            <chart:data-point chart:repeated="100"/>
          </chart:series>
          <chart:series chart:style-name="ch11" chart:values-cell-range-address="temp2.B2:temp2.B101" chart:label-cell-address="temp2.B1:temp2.B1" chart:class="chart:line">
            <chart:data-point chart:repeated="100"/>
          </chart:series>
          <chart:series chart:style-name="ch12" chart:values-cell-range-address="temp2.C2:temp2.C101" chart:label-cell-address="temp2.C1:temp2.C1" chart:class="chart:line">
            <chart:data-point chart:repeated="100"/>
          </chart:series>
          <chart:series chart:style-name="ch13" chart:values-cell-range-address="temp2.D2:temp2.D101" chart:label-cell-address="temp2.D1:temp2.D1" chart:class="chart:line">
            <chart:data-point chart:repeated="100"/>
          </chart:series>
          <chart:series chart:style-name="ch14" chart:values-cell-range-address="temp2.E2:temp2.E101" chart:label-cell-address="temp2.E1:temp2.E1" chart:class="chart:line">
            <chart:data-point chart:repeated="100"/>
          </chart:series>
          <chart:series chart:style-name="ch11" chart:values-cell-range-address="temp2.F2:temp2.F101" chart:label-cell-address="temp2.F1:temp2.F1" chart:class="chart:line">
            <chart:data-point chart:repeated="100"/>
          </chart:series>
          <chart:series chart:style-name="ch15" chart:values-cell-range-address="temp2.G2:temp2.G101" chart:label-cell-address="temp2.G1:temp2.G1" chart:class="chart:line">
            <chart:data-point chart:repeated="100"/>
          </chart:series>
          <chart:series chart:style-name="ch16" chart:values-cell-range-address="temp2.H2:temp2.H101" chart:label-cell-address="temp2.H1:temp2.H1" chart:class="chart:line">
            <chart:data-point chart:repeated="100"/>
          </chart:series>
          <chart:series chart:style-name="ch17" chart:values-cell-range-address="temp2.I2:temp2.I101" chart:label-cell-address="temp2.I1:temp2.I1" chart:class="chart:line">
            <chart:data-point chart:repeated="100"/>
          </chart:series>
          <chart:series chart:style-name="ch18" chart:values-cell-range-address="temp2.J2:temp2.J101" chart:label-cell-address="temp2.J1:temp2.J1" chart:class="chart:line">
            <chart:data-point chart:repeated="100"/>
          </chart:series>
          <chart:series chart:style-name="ch19" chart:values-cell-range-address="temp2.K2:temp2.K101" chart:label-cell-address="temp2.K1:temp2.K1" chart:class="chart:line">
            <chart:data-point chart:repeated="100"/>
          </chart:series>
          <chart:series chart:style-name="ch20" chart:values-cell-range-address="temp2.L2:temp2.L101" chart:label-cell-address="temp2.L1:temp2.L1" chart:class="chart:line">
            <chart:data-point chart:repeated="10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emp2.A1:temp2.A1</svg:desc>
                </draw:g>
              </table:table-cell>
              <table:table-cell office:value-type="string">
                <text:p>2</text:p>
                <draw:g>
                  <svg:desc>temp2.B1:temp2.B1</svg:desc>
                </draw:g>
              </table:table-cell>
              <table:table-cell office:value-type="string">
                <text:p>3</text:p>
                <draw:g>
                  <svg:desc>temp2.C1:temp2.C1</svg:desc>
                </draw:g>
              </table:table-cell>
              <table:table-cell office:value-type="string">
                <text:p>4</text:p>
                <draw:g>
                  <svg:desc>temp2.D1:temp2.D1</svg:desc>
                </draw:g>
              </table:table-cell>
              <table:table-cell office:value-type="string">
                <text:p>5</text:p>
                <draw:g>
                  <svg:desc>temp2.E1:temp2.E1</svg:desc>
                </draw:g>
              </table:table-cell>
              <table:table-cell office:value-type="string">
                <text:p>25</text:p>
                <draw:g>
                  <svg:desc>temp2.F1:temp2.F1</svg:desc>
                </draw:g>
              </table:table-cell>
              <table:table-cell office:value-type="string">
                <text:p>35</text:p>
                <draw:g>
                  <svg:desc>temp2.G1:temp2.G1</svg:desc>
                </draw:g>
              </table:table-cell>
              <table:table-cell office:value-type="string">
                <text:p>45</text:p>
                <draw:g>
                  <svg:desc>temp2.H1:temp2.H1</svg:desc>
                </draw:g>
              </table:table-cell>
              <table:table-cell office:value-type="string">
                <text:p>55</text:p>
                <draw:g>
                  <svg:desc>temp2.I1:temp2.I1</svg:desc>
                </draw:g>
              </table:table-cell>
              <table:table-cell office:value-type="string">
                <text:p>468</text:p>
                <draw:g>
                  <svg:desc>temp2.J1:temp2.J1</svg:desc>
                </draw:g>
              </table:table-cell>
              <table:table-cell office:value-type="string">
                <text:p>508</text:p>
                <draw:g>
                  <svg:desc>temp2.K1:temp2.K1</svg:desc>
                </draw:g>
              </table:table-cell>
              <table:table-cell office:value-type="string">
                <text:p>624</text:p>
                <draw:g>
                  <svg:desc>temp2.L1:temp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temp2.A2:temp2.A101</svg:desc>
                </draw:g>
              </table:table-cell>
              <table:table-cell office:value-type="float" office:value="39">
                <text:p>39</text:p>
                <draw:g>
                  <svg:desc>temp2.B2:temp2.B101</svg:desc>
                </draw:g>
              </table:table-cell>
              <table:table-cell office:value-type="float" office:value="31">
                <text:p>31</text:p>
                <draw:g>
                  <svg:desc>temp2.C2:temp2.C101</svg:desc>
                </draw:g>
              </table:table-cell>
              <table:table-cell office:value-type="float" office:value="39">
                <text:p>39</text:p>
                <draw:g>
                  <svg:desc>temp2.D2:temp2.D101</svg:desc>
                </draw:g>
              </table:table-cell>
              <table:table-cell office:value-type="float" office:value="31">
                <text:p>31</text:p>
                <draw:g>
                  <svg:desc>temp2.E2:temp2.E101</svg:desc>
                </draw:g>
              </table:table-cell>
              <table:table-cell office:value-type="float" office:value="31">
                <text:p>31</text:p>
                <draw:g>
                  <svg:desc>temp2.F2:temp2.F101</svg:desc>
                </draw:g>
              </table:table-cell>
              <table:table-cell office:value-type="float" office:value="32">
                <text:p>32</text:p>
                <draw:g>
                  <svg:desc>temp2.G2:temp2.G101</svg:desc>
                </draw:g>
              </table:table-cell>
              <table:table-cell office:value-type="float" office:value="33">
                <text:p>33</text:p>
                <draw:g>
                  <svg:desc>temp2.H2:temp2.H101</svg:desc>
                </draw:g>
              </table:table-cell>
              <table:table-cell office:value-type="float" office:value="38">
                <text:p>38</text:p>
                <draw:g>
                  <svg:desc>temp2.I2:temp2.I101</svg:desc>
                </draw:g>
              </table:table-cell>
              <table:table-cell office:value-type="float" office:value="31">
                <text:p>31</text:p>
                <draw:g>
                  <svg:desc>temp2.J2:temp2.J101</svg:desc>
                </draw:g>
              </table:table-cell>
              <table:table-cell office:value-type="float" office:value="31">
                <text:p>31</text:p>
                <draw:g>
                  <svg:desc>temp2.K2:temp2.K101</svg:desc>
                </draw:g>
              </table:table-cell>
              <table:table-cell office:value-type="float" office:value="31">
                <text:p>31</text:p>
                <draw:g>
                  <svg:desc>temp2.L2:temp2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